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 style:data-style-name="N2"/>
    <style:style style:name="ce4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51.61mm" svg:y="7.9mm">
            <loext:p draw:notify-on-update-of-ranges="Sheet1.D2:Sheet1.D22 Sheet1.E2:Sheet1.E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F</text:p>
          </table:table-cell>
          <table:table-cell table:style-name="ce1" office:value-type="string" calcext:value-type="string">
            <text:p>R (K<text:span text:style-name="T1">Ω</text:span>)</text:p>
          </table:table-cell>
          <table:table-cell table:style-name="ce1" office:value-type="string" calcext:value-type="string">
            <text:p>F (Khz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2" table:formula="of:= (10^-3)/(2*3.14*([.D2]*1000)*([.$B$1]*(10^-12)))" office:value-type="float" office:value="13.2696390658174" calcext:value-type="float">
            <text:p>13.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]+10" office:value-type="float" office:value="25" calcext:value-type="float">
            <text:p>25</text:p>
          </table:table-cell>
          <table:table-cell table:formula="of:= (10^-3)/(2*3.14*([.D3]*1000)*([.$B$1]*(10^-12)))" office:value-type="float" office:value="7.96178343949044" calcext:value-type="float">
            <text:p>7.9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]+10" office:value-type="float" office:value="35" calcext:value-type="float">
            <text:p>35</text:p>
          </table:table-cell>
          <table:table-cell table:formula="of:= (10^-3)/(2*3.14*([.D4]*1000)*([.$B$1]*(10^-12)))" office:value-type="float" office:value="5.6869881710646" calcext:value-type="float">
            <text:p>5.6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4]+10" office:value-type="float" office:value="45" calcext:value-type="float">
            <text:p>45</text:p>
          </table:table-cell>
          <table:table-cell table:formula="of:= (10^-3)/(2*3.14*([.D5]*1000)*([.$B$1]*(10^-12)))" office:value-type="float" office:value="4.42321302193914" calcext:value-type="float">
            <text:p>4.4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]+10" office:value-type="float" office:value="55" calcext:value-type="float">
            <text:p>55</text:p>
          </table:table-cell>
          <table:table-cell table:formula="of:= (10^-3)/(2*3.14*([.D6]*1000)*([.$B$1]*(10^-12)))" office:value-type="float" office:value="3.61899247249566" calcext:value-type="float">
            <text:p>3.6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]+10" office:value-type="float" office:value="65" calcext:value-type="float">
            <text:p>65</text:p>
          </table:table-cell>
          <table:table-cell table:formula="of:= (10^-3)/(2*3.14*([.D7]*1000)*([.$B$1]*(10^-12)))" office:value-type="float" office:value="3.06222439980402" calcext:value-type="float">
            <text:p>3.0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]+10" office:value-type="float" office:value="75" calcext:value-type="float">
            <text:p>75</text:p>
          </table:table-cell>
          <table:table-cell table:formula="of:= (10^-3)/(2*3.14*([.D8]*1000)*([.$B$1]*(10^-12)))" office:value-type="float" office:value="2.65392781316348" calcext:value-type="float">
            <text:p>2.6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]+10" office:value-type="float" office:value="85" calcext:value-type="float">
            <text:p>85</text:p>
          </table:table-cell>
          <table:table-cell table:formula="of:= (10^-3)/(2*3.14*([.D9]*1000)*([.$B$1]*(10^-12)))" office:value-type="float" office:value="2.34170101161484" calcext:value-type="float">
            <text:p>2.3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]+10" office:value-type="float" office:value="95" calcext:value-type="float">
            <text:p>95</text:p>
          </table:table-cell>
          <table:table-cell table:formula="of:= (10^-3)/(2*3.14*([.D10]*1000)*([.$B$1]*(10^-12)))" office:value-type="float" office:value="2.09520616828696" calcext:value-type="float">
            <text:p>2.1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0]+10" office:value-type="float" office:value="105" calcext:value-type="float">
            <text:p>105</text:p>
          </table:table-cell>
          <table:table-cell table:formula="of:= (10^-3)/(2*3.14*([.D11]*1000)*([.$B$1]*(10^-12)))" office:value-type="float" office:value="1.8956627236882" calcext:value-type="float">
            <text:p>1.9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1]+10" office:value-type="float" office:value="115" calcext:value-type="float">
            <text:p>115</text:p>
          </table:table-cell>
          <table:table-cell table:formula="of:= (10^-3)/(2*3.14*([.D12]*1000)*([.$B$1]*(10^-12)))" office:value-type="float" office:value="1.73082248684575" calcext:value-type="float">
            <text:p>1.7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2]+10" office:value-type="float" office:value="125" calcext:value-type="float">
            <text:p>125</text:p>
          </table:table-cell>
          <table:table-cell table:formula="of:= (10^-3)/(2*3.14*([.D13]*1000)*([.$B$1]*(10^-12)))" office:value-type="float" office:value="1.59235668789809" calcext:value-type="float">
            <text:p>1.5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3]+10" office:value-type="float" office:value="135" calcext:value-type="float">
            <text:p>135</text:p>
          </table:table-cell>
          <table:table-cell table:formula="of:= (10^-3)/(2*3.14*([.D14]*1000)*([.$B$1]*(10^-12)))" office:value-type="float" office:value="1.47440434064638" calcext:value-type="float">
            <text:p>1.4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4]+10" office:value-type="float" office:value="145" calcext:value-type="float">
            <text:p>145</text:p>
          </table:table-cell>
          <table:table-cell table:formula="of:= (10^-3)/(2*3.14*([.D15]*1000)*([.$B$1]*(10^-12)))" office:value-type="float" office:value="1.37272128267077" calcext:value-type="float">
            <text:p>1.3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5]+10" office:value-type="float" office:value="155" calcext:value-type="float">
            <text:p>155</text:p>
          </table:table-cell>
          <table:table-cell table:formula="of:= (10^-3)/(2*3.14*([.D16]*1000)*([.$B$1]*(10^-12)))" office:value-type="float" office:value="1.28415861927265" calcext:value-type="float">
            <text:p>1.2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6]+10" office:value-type="float" office:value="165" calcext:value-type="float">
            <text:p>165</text:p>
          </table:table-cell>
          <table:table-cell table:formula="of:= (10^-3)/(2*3.14*([.D17]*1000)*([.$B$1]*(10^-12)))" office:value-type="float" office:value="1.20633082416522" calcext:value-type="float">
            <text:p>1.2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7]+10" office:value-type="float" office:value="175" calcext:value-type="float">
            <text:p>175</text:p>
          </table:table-cell>
          <table:table-cell table:formula="of:= (10^-3)/(2*3.14*([.D18]*1000)*([.$B$1]*(10^-12)))" office:value-type="float" office:value="1.13739763421292" calcext:value-type="float">
            <text:p>1.1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8]+10" office:value-type="float" office:value="185" calcext:value-type="float">
            <text:p>185</text:p>
          </table:table-cell>
          <table:table-cell table:formula="of:= (10^-3)/(2*3.14*([.D19]*1000)*([.$B$1]*(10^-12)))" office:value-type="float" office:value="1.07591668101222" calcext:value-type="float">
            <text:p>1.0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9]+10" office:value-type="float" office:value="195" calcext:value-type="float">
            <text:p>195</text:p>
          </table:table-cell>
          <table:table-cell table:formula="of:= (10^-3)/(2*3.14*([.D20]*1000)*([.$B$1]*(10^-12)))" office:value-type="float" office:value="1.02074146660134" calcext:value-type="float">
            <text:p>1.0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0]+10" office:value-type="float" office:value="205" calcext:value-type="float">
            <text:p>205</text:p>
          </table:table-cell>
          <table:table-cell table:formula="of:= (10^-3)/(2*3.14*([.D21]*1000)*([.$B$1]*(10^-12)))" office:value-type="float" office:value="0.970949199937859" calcext:value-type="float">
            <text:p>0.9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1]+10" office:value-type="float" office:value="215" calcext:value-type="float">
            <text:p>215</text:p>
          </table:table-cell>
          <table:table-cell table:formula="of:= (10^-3)/(2*3.14*([.D22]*1000)*([.$B$1]*(10^-12)))" office:value-type="float" office:value="0.925788772033773" calcext:value-type="float">
            <text:p>0.93</text:p>
          </table:table-cell>
          <table:table-cell table:number-columns-repeated="3"/>
        </table:table-row>
        <table:table-row table:style-name="ro1" table:number-rows-repeated="6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/>
          <table:table-cell table:style-name="ce1" office:value-type="string" calcext:value-type="string">
            <text:p>F (Khz)</text:p>
          </table:table-cell>
          <table:table-cell table:style-name="ce1" office:value-type="string" calcext:value-type="string">
            <text:p>Phase shift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formula="of:=(([.G30]-1)/[.G30])*90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2" calcext:value-type="float">
            <text:p>2</text:p>
          </table:table-cell>
          <table:table-cell table:formula="of:=(([.G31]-1)/[.G31])*90" office:value-type="float" office:value="45" calcext:value-type="float">
            <text:p>45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3" calcext:value-type="float">
            <text:p>3</text:p>
          </table:table-cell>
          <table:table-cell table:formula="of:=(([.G32]-1)/[.G32])*90" office:value-type="float" office:value="60" calcext:value-type="float">
            <text:p>60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" calcext:value-type="float">
            <text:p>4</text:p>
          </table:table-cell>
          <table:table-cell table:style-name="ce4" table:formula="of:=(([.G33]-1)/[.G33])*90" office:value-type="float" office:value="67.5" calcext:value-type="float">
            <text:p>68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formula="of:=(([.G34]-1)/[.G34])*90" office:value-type="float" office:value="72" calcext:value-type="float">
            <text:p>72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6" calcext:value-type="float">
            <text:p>6</text:p>
          </table:table-cell>
          <table:table-cell table:formula="of:=(([.G35]-1)/[.G35])*90" office:value-type="float" office:value="75" calcext:value-type="float">
            <text:p>75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7" calcext:value-type="float">
            <text:p>7</text:p>
          </table:table-cell>
          <table:table-cell table:style-name="ce4" table:formula="of:=(([.G36]-1)/[.G36])*90" office:value-type="float" office:value="77.1428571428571" calcext:value-type="float">
            <text:p>77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8" calcext:value-type="float">
            <text:p>8</text:p>
          </table:table-cell>
          <table:table-cell table:style-name="ce4" table:formula="of:=(([.G37]-1)/[.G37])*90" office:value-type="float" office:value="78.75" calcext:value-type="float">
            <text:p>79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9" calcext:value-type="float">
            <text:p>9</text:p>
          </table:table-cell>
          <table:table-cell table:formula="of:=(([.G38]-1)/[.G38])*90" office:value-type="float" office:value="80" calcext:value-type="float">
            <text:p>80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10" calcext:value-type="float">
            <text:p>10</text:p>
          </table:table-cell>
          <table:table-cell table:formula="of:=(([.G39]-1)/[.G39])*90" office:value-type="float" office:value="81" calcext:value-type="float">
            <text:p>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9" loext:min-decimal-places="9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21:39:38.725854595</meta:creation-date>
    <dc:date>2016-09-21T22:36:29.515489297</dc:date>
    <meta:editing-duration>PT4M38S</meta:editing-duration>
    <meta:editing-cycles>1</meta:editing-cycles>
    <meta:document-statistic meta:table-count="1" meta:cell-count="69" meta:object-count="1"/>
    <meta:generator>LibreOffice/5.1.2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table:cell-range-address="Sheet1.D2:Sheet1.E22" svg:x="0.32cm" svg:y="0.18cm" svg:width="15.36cm" svg:height="8.64cm">
          <chartooo:coordinate-region svg:x="1.047cm" svg:y="0.379cm" svg:width="14.16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22" chart:class="chart:scatter">
            <chart:domain table:cell-range-address="Sheet1.D2:Sheet1.D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1.D2:Sheet1.D22</svg:desc>
                </draw:g>
              </table:table-cell>
              <table:table-cell office:value-type="float" office:value="13.2696390658174">
                <text:p>13.2696390658174</text:p>
                <draw:g>
                  <svg:desc>Sheet1.E2:Sheet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7.96178343949044">
                <text:p>7.961783439490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5.6869881710646">
                <text:p>5.68698817106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4.42321302193914">
                <text:p>4.423213021939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3.61899247249566">
                <text:p>3.618992472495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3.06222439980402">
                <text:p>3.062224399804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2.65392781316348">
                <text:p>2.653927813163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">
                <text:p>85</text:p>
              </table:table-cell>
              <table:table-cell office:value-type="float" office:value="2.34170101161484">
                <text:p>2.341701011614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">
                <text:p>95</text:p>
              </table:table-cell>
              <table:table-cell office:value-type="float" office:value="2.09520616828696">
                <text:p>2.095206168286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5">
                <text:p>105</text:p>
              </table:table-cell>
              <table:table-cell office:value-type="float" office:value="1.8956627236882">
                <text:p>1.89566272368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">
                <text:p>115</text:p>
              </table:table-cell>
              <table:table-cell office:value-type="float" office:value="1.73082248684575">
                <text:p>1.730822486845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">
                <text:p>125</text:p>
              </table:table-cell>
              <table:table-cell office:value-type="float" office:value="1.59235668789809">
                <text:p>1.592356687898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5">
                <text:p>135</text:p>
              </table:table-cell>
              <table:table-cell office:value-type="float" office:value="1.47440434064638">
                <text:p>1.474404340646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5">
                <text:p>145</text:p>
              </table:table-cell>
              <table:table-cell office:value-type="float" office:value="1.37272128267077">
                <text:p>1.372721282670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">
                <text:p>155</text:p>
              </table:table-cell>
              <table:table-cell office:value-type="float" office:value="1.28415861927265">
                <text:p>1.284158619272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5">
                <text:p>165</text:p>
              </table:table-cell>
              <table:table-cell office:value-type="float" office:value="1.20633082416522">
                <text:p>1.206330824165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5">
                <text:p>175</text:p>
              </table:table-cell>
              <table:table-cell office:value-type="float" office:value="1.13739763421292">
                <text:p>1.137397634212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5">
                <text:p>185</text:p>
              </table:table-cell>
              <table:table-cell office:value-type="float" office:value="1.07591668101222">
                <text:p>1.07591668101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5">
                <text:p>195</text:p>
              </table:table-cell>
              <table:table-cell office:value-type="float" office:value="1.02074146660134">
                <text:p>1.020741466601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5">
                <text:p>205</text:p>
              </table:table-cell>
              <table:table-cell office:value-type="float" office:value="0.970949199937859">
                <text:p>0.9709491999378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5">
                <text:p>215</text:p>
              </table:table-cell>
              <table:table-cell office:value-type="float" office:value="0.925788772033773">
                <text:p>0.9257887720337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